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7mm" svg:height="90.05mm" svg:x="8.81mm" svg:y="49.4mm">
            <loext:p draw:notify-on-update-of-ranges="Лист1.A1:Лист1.A1 Лист1.A2:Лист1.A10 Лист1.B1:Лист1.B1 Лист1.B2:Лист1.B10 Лист1.C1:Лист1.C1 Лист1.C2:Лист1.C10 Лист1.D1:Лист1.D1 Лист1.D2:Лист1.D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74.84mm" svg:y="49.14mm">
            <loext:p draw:notify-on-update-of-ranges="Лист1.E1:Лист1.E1 Лист1.E2:Лист1.E9 Лист1.F1:Лист1.F1 Лист1.F2:Лист1.F9 Лист1.G1:Лист1.G1 Лист1.G2:Лист1.G9 Лист1.H1:Лист1.H1 Лист1.H2:Лист1.H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Размер матриц</text:p>
          </table:table-cell>
          <table:table-cell office:value-type="string" calcext:value-type="string">
            <text:p>Стандартный алгоритм умножения матриц</text:p>
          </table:table-cell>
          <table:table-cell office:value-type="string" calcext:value-type="string">
            <text:p>Классический алгоритм Винограда</text:p>
          </table:table-cell>
          <table:table-cell office:value-type="string" calcext:value-type="string">
            <text:p>Оптимизированный алгоритм Винограда</text:p>
          </table:table-cell>
          <table:table-cell office:value-type="string" calcext:value-type="string">
            <text:p>Размер матриц</text:p>
          </table:table-cell>
          <table:table-cell office:value-type="string" calcext:value-type="string">
            <text:p>Стандартный алгоритм умножения матриц</text:p>
          </table:table-cell>
          <table:table-cell office:value-type="string" calcext:value-type="string">
            <text:p>Классический алгоритм Винограда</text:p>
          </table:table-cell>
          <table:table-cell office:value-type="string" calcext:value-type="string">
            <text:p>Оптимизированный алгоритм Винограда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9375" calcext:value-type="float">
            <text:p>0,59375</text:p>
          </table:table-cell>
          <table:table-cell office:value-type="float" office:value="0.6734375" calcext:value-type="float">
            <text:p>0,6734375</text:p>
          </table:table-cell>
          <table:table-cell office:value-type="float" office:value="0.528125" calcext:value-type="float">
            <text:p>0,528125</text:p>
          </table:table-cell>
          <table:table-cell office:value-type="float" office:value="101" calcext:value-type="float">
            <text:p>101</text:p>
          </table:table-cell>
          <table:table-cell office:value-type="float" office:value="0.6296875" calcext:value-type="float">
            <text:p>0,6296875</text:p>
          </table:table-cell>
          <table:table-cell office:value-type="float" office:value="0.653125" calcext:value-type="float">
            <text:p>0,653125</text:p>
          </table:table-cell>
          <table:table-cell office:value-type="float" office:value="0.521875" calcext:value-type="float">
            <text:p>0,5218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34375" calcext:value-type="float">
            <text:p>4,3234375</text:p>
          </table:table-cell>
          <table:table-cell office:value-type="float" office:value="4.4515625" calcext:value-type="float">
            <text:p>4,4515625</text:p>
          </table:table-cell>
          <table:table-cell office:value-type="float" office:value="3.621875" calcext:value-type="float">
            <text:p>3,621875</text:p>
          </table:table-cell>
          <table:table-cell office:value-type="float" office:value="201" calcext:value-type="float">
            <text:p>201</text:p>
          </table:table-cell>
          <table:table-cell office:value-type="float" office:value="4.8421875" calcext:value-type="float">
            <text:p>4,8421875</text:p>
          </table:table-cell>
          <table:table-cell office:value-type="float" office:value="4.925" calcext:value-type="float">
            <text:p>4,925</text:p>
          </table:table-cell>
          <table:table-cell office:value-type="float" office:value="3.940625" calcext:value-type="float">
            <text:p>3,9406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.34375" calcext:value-type="float">
            <text:p>15,34375</text:p>
          </table:table-cell>
          <table:table-cell office:value-type="float" office:value="17.6078125" calcext:value-type="float">
            <text:p>17,6078125</text:p>
          </table:table-cell>
          <table:table-cell office:value-type="float" office:value="13.10625" calcext:value-type="float">
            <text:p>13,10625</text:p>
          </table:table-cell>
          <table:table-cell office:value-type="float" office:value="301" calcext:value-type="float">
            <text:p>301</text:p>
          </table:table-cell>
          <table:table-cell office:value-type="float" office:value="14.7328125" calcext:value-type="float">
            <text:p>14,7328125</text:p>
          </table:table-cell>
          <table:table-cell office:value-type="float" office:value="16.9546875" calcext:value-type="float">
            <text:p>16,9546875</text:p>
          </table:table-cell>
          <table:table-cell office:value-type="float" office:value="11.8671875" calcext:value-type="float">
            <text:p>11,86718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.48125" calcext:value-type="float">
            <text:p>34,48125</text:p>
          </table:table-cell>
          <table:table-cell office:value-type="float" office:value="42.3453125" calcext:value-type="float">
            <text:p>42,3453125</text:p>
          </table:table-cell>
          <table:table-cell office:value-type="float" office:value="30.896875" calcext:value-type="float">
            <text:p>30,896875</text:p>
          </table:table-cell>
          <table:table-cell office:value-type="float" office:value="401" calcext:value-type="float">
            <text:p>401</text:p>
          </table:table-cell>
          <table:table-cell office:value-type="float" office:value="31.7203125" calcext:value-type="float">
            <text:p>31,7203125</text:p>
          </table:table-cell>
          <table:table-cell office:value-type="float" office:value="39.95625" calcext:value-type="float">
            <text:p>39,95625</text:p>
          </table:table-cell>
          <table:table-cell office:value-type="float" office:value="26.95" calcext:value-type="float">
            <text:p>26,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8.9390625" calcext:value-type="float">
            <text:p>68,9390625</text:p>
          </table:table-cell>
          <table:table-cell office:value-type="float" office:value="94.81875" calcext:value-type="float">
            <text:p>94,81875</text:p>
          </table:table-cell>
          <table:table-cell office:value-type="float" office:value="57.25625" calcext:value-type="float">
            <text:p>57,25625</text:p>
          </table:table-cell>
          <table:table-cell office:value-type="float" office:value="501" calcext:value-type="float">
            <text:p>501</text:p>
          </table:table-cell>
          <table:table-cell office:value-type="float" office:value="64.1140625" calcext:value-type="float">
            <text:p>64,1140625</text:p>
          </table:table-cell>
          <table:table-cell office:value-type="float" office:value="91.05625" calcext:value-type="float">
            <text:p>91,05625</text:p>
          </table:table-cell>
          <table:table-cell office:value-type="float" office:value="53.9578125" calcext:value-type="float">
            <text:p>53,95781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0.146875" calcext:value-type="float">
            <text:p>110,146875</text:p>
          </table:table-cell>
          <table:table-cell office:value-type="float" office:value="119.8640625" calcext:value-type="float">
            <text:p>119,8640625</text:p>
          </table:table-cell>
          <table:table-cell office:value-type="float" office:value="91.915625" calcext:value-type="float">
            <text:p>91,915625</text:p>
          </table:table-cell>
          <table:table-cell office:value-type="float" office:value="601" calcext:value-type="float">
            <text:p>601</text:p>
          </table:table-cell>
          <table:table-cell office:value-type="float" office:value="114.59375" calcext:value-type="float">
            <text:p>114,59375</text:p>
          </table:table-cell>
          <table:table-cell office:value-type="float" office:value="120.5640625" calcext:value-type="float">
            <text:p>120,5640625</text:p>
          </table:table-cell>
          <table:table-cell office:value-type="float" office:value="90.0203125" calcext:value-type="float">
            <text:p>90,02031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5.3203125" calcext:value-type="float">
            <text:p>175,3203125</text:p>
          </table:table-cell>
          <table:table-cell office:value-type="float" office:value="192.4640625" calcext:value-type="float">
            <text:p>192,4640625</text:p>
          </table:table-cell>
          <table:table-cell office:value-type="float" office:value="146.821875" calcext:value-type="float">
            <text:p>146,821875</text:p>
          </table:table-cell>
          <table:table-cell office:value-type="float" office:value="701" calcext:value-type="float">
            <text:p>701</text:p>
          </table:table-cell>
          <table:table-cell office:value-type="float" office:value="175.5734375" calcext:value-type="float">
            <text:p>175,5734375</text:p>
          </table:table-cell>
          <table:table-cell office:value-type="float" office:value="192.4625" calcext:value-type="float">
            <text:p>192,4625</text:p>
          </table:table-cell>
          <table:table-cell office:value-type="float" office:value="143.40625" calcext:value-type="float">
            <text:p>143,406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65.5625" calcext:value-type="float">
            <text:p>265,5625</text:p>
          </table:table-cell>
          <table:table-cell office:value-type="float" office:value="289.5890625" calcext:value-type="float">
            <text:p>289,5890625</text:p>
          </table:table-cell>
          <table:table-cell office:value-type="float" office:value="222.7796875" calcext:value-type="float">
            <text:p>222,7796875</text:p>
          </table:table-cell>
          <table:table-cell office:value-type="float" office:value="801" calcext:value-type="float">
            <text:p>801</text:p>
          </table:table-cell>
          <table:table-cell office:value-type="float" office:value="266.109375" calcext:value-type="float">
            <text:p>266,109375</text:p>
          </table:table-cell>
          <table:table-cell office:value-type="float" office:value="289.2234375" calcext:value-type="float">
            <text:p>289,2234375</text:p>
          </table:table-cell>
          <table:table-cell office:value-type="float" office:value="214.971875" calcext:value-type="float">
            <text:p>214,97187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92.0296875" calcext:value-type="float">
            <text:p>392,0296875</text:p>
          </table:table-cell>
          <table:table-cell office:value-type="float" office:value="435.0625" calcext:value-type="float">
            <text:p>435,0625</text:p>
          </table:table-cell>
          <table:table-cell office:value-type="float" office:value="328.2828125" calcext:value-type="float">
            <text:p>328,28281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1:18:46.327000000</meta:creation-date>
    <dc:date>2018-11-14T12:35:58.595000000</dc:date>
    <meta:editing-duration>PT52M12S</meta:editing-duration>
    <meta:editing-cycles>1</meta:editing-cycles>
    <meta:document-statistic meta:table-count="1" meta:cell-count="76" meta:object-count="2"/>
    <meta:generator>LibreOffice/5.3.3.2$Windows_x86 LibreOffice_project/3d9a8b4b4e538a85e0782bd6c2d430bafe58344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0.586cm" svg:y="3.269cm" style:legend-expansion="high" chart:style-name="ch2"/>
        <chart:plot-area chart:style-name="ch3" table:cell-range-address="Лист1.A1:Лист1.D10" chart:data-source-has-labels="both" svg:x="0.319cm" svg:y="0.18cm" svg:width="9.948cm" svg:height="8.646cm">
          <chartooo:coordinate-region svg:x="1.126cm" svg:y="0.354cm" svg:width="9.141cm" svg:height="7.878cm"/>
          <chart:axis chart:dimension="x" chart:name="primary-x" chart:style-name="ch4" chartooo:axis-type="auto">
            <chartooo:date-scale/>
            <chart:categories table:cell-range-address="Лист1.A2:Лист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10" chart:label-cell-address="Лист1.B1:Лист1.B1" chart:class="chart:bar">
            <chart:data-point chart:repeated="9"/>
          </chart:series>
          <chart:series chart:style-name="ch8" chart:values-cell-range-address="Лист1.C2:Лист1.C10" chart:label-cell-address="Лист1.C1:Лист1.C1" chart:class="chart:bar">
            <chart:data-point chart:repeated="9"/>
          </chart:series>
          <chart:series chart:style-name="ch9" chart:values-cell-range-address="Лист1.D2:Лист1.D10" chart:label-cell-address="Лист1.D1:Лист1.D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андартный алгоритм умножения матриц</text:p>
                <draw:g>
                  <svg:desc>Лист1.B1:Лист1.B1</svg:desc>
                </draw:g>
              </table:table-cell>
              <table:table-cell office:value-type="string">
                <text:p>Классический алгоритм Винограда</text:p>
                <draw:g>
                  <svg:desc>Лист1.C1:Лист1.C1</svg:desc>
                </draw:g>
              </table:table-cell>
              <table:table-cell office:value-type="string">
                <text:p>Оптимизированный алгоритм Винограда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Лист1.A2:Лист1.A10</svg:desc>
                </draw:g>
              </table:table-cell>
              <table:table-cell office:value-type="float" office:value="0.59375">
                <text:p>0.59375</text:p>
                <draw:g>
                  <svg:desc>Лист1.B2:Лист1.B10</svg:desc>
                </draw:g>
              </table:table-cell>
              <table:table-cell office:value-type="float" office:value="0.6734375">
                <text:p>0.6734375</text:p>
                <draw:g>
                  <svg:desc>Лист1.C2:Лист1.C10</svg:desc>
                </draw:g>
              </table:table-cell>
              <table:table-cell office:value-type="float" office:value="0.528125">
                <text:p>0.528125</text:p>
                <draw:g>
                  <svg:desc>Лист1.D2:Лист1.D10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.3234375">
                <text:p>4.3234375</text:p>
              </table:table-cell>
              <table:table-cell office:value-type="float" office:value="4.4515625">
                <text:p>4.4515625</text:p>
              </table:table-cell>
              <table:table-cell office:value-type="float" office:value="3.621875">
                <text:p>3.62187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.34375">
                <text:p>15.34375</text:p>
              </table:table-cell>
              <table:table-cell office:value-type="float" office:value="17.6078125">
                <text:p>17.6078125</text:p>
              </table:table-cell>
              <table:table-cell office:value-type="float" office:value="13.10625">
                <text:p>13.106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4.48125">
                <text:p>34.48125</text:p>
              </table:table-cell>
              <table:table-cell office:value-type="float" office:value="42.3453125">
                <text:p>42.3453125</text:p>
              </table:table-cell>
              <table:table-cell office:value-type="float" office:value="30.896875">
                <text:p>30.8968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8.9390625">
                <text:p>68.9390625</text:p>
              </table:table-cell>
              <table:table-cell office:value-type="float" office:value="94.81875">
                <text:p>94.81875</text:p>
              </table:table-cell>
              <table:table-cell office:value-type="float" office:value="57.25625">
                <text:p>57.2562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10.146875">
                <text:p>110.146875</text:p>
              </table:table-cell>
              <table:table-cell office:value-type="float" office:value="119.8640625">
                <text:p>119.8640625</text:p>
              </table:table-cell>
              <table:table-cell office:value-type="float" office:value="91.915625">
                <text:p>91.91562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75.3203125">
                <text:p>175.3203125</text:p>
              </table:table-cell>
              <table:table-cell office:value-type="float" office:value="192.4640625">
                <text:p>192.4640625</text:p>
              </table:table-cell>
              <table:table-cell office:value-type="float" office:value="146.821875">
                <text:p>146.82187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65.5625">
                <text:p>265.5625</text:p>
              </table:table-cell>
              <table:table-cell office:value-type="float" office:value="289.5890625">
                <text:p>289.5890625</text:p>
              </table:table-cell>
              <table:table-cell office:value-type="float" office:value="222.7796875">
                <text:p>222.77968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92.0296875">
                <text:p>392.0296875</text:p>
              </table:table-cell>
              <table:table-cell office:value-type="float" office:value="435.0625">
                <text:p>435.0625</text:p>
              </table:table-cell>
              <table:table-cell office:value-type="float" office:value="328.2828125">
                <text:p>328.282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0.586cm" svg:y="3.268cm" style:legend-expansion="high" chart:style-name="ch2"/>
        <chart:plot-area chart:style-name="ch3" table:cell-range-address="Лист1.E1:Лист1.H9" chart:data-source-has-labels="both" svg:x="0.319cm" svg:y="0.18cm" svg:width="9.948cm" svg:height="8.645cm">
          <chartooo:coordinate-region svg:x="1.126cm" svg:y="0.353cm" svg:width="9.141cm" svg:height="7.878cm"/>
          <chart:axis chart:dimension="x" chart:name="primary-x" chart:style-name="ch4" chartooo:axis-type="auto">
            <chartooo:date-scale/>
            <chart:categories table:cell-range-address="Лист1.E2:Лист1.E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F2:Лист1.F9" chart:label-cell-address="Лист1.F1:Лист1.F1" chart:class="chart:bar">
            <chart:data-point chart:repeated="8"/>
          </chart:series>
          <chart:series chart:style-name="ch8" chart:values-cell-range-address="Лист1.G2:Лист1.G9" chart:label-cell-address="Лист1.G1:Лист1.G1" chart:class="chart:bar">
            <chart:data-point chart:repeated="8"/>
          </chart:series>
          <chart:series chart:style-name="ch9" chart:values-cell-range-address="Лист1.H2:Лист1.H9" chart:label-cell-address="Лист1.H1:Лист1.H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андартный алгоритм умножения матриц</text:p>
                <draw:g>
                  <svg:desc>Лист1.F1:Лист1.F1</svg:desc>
                </draw:g>
              </table:table-cell>
              <table:table-cell office:value-type="string">
                <text:p>Классический алгоритм Винограда</text:p>
                <draw:g>
                  <svg:desc>Лист1.G1:Лист1.G1</svg:desc>
                </draw:g>
              </table:table-cell>
              <table:table-cell office:value-type="string">
                <text:p>Оптимизированный алгоритм Винограда</text:p>
                <draw:g>
                  <svg:desc>Лист1.H1:Лист1.H1</svg:desc>
                </draw:g>
              </table:table-cell>
            </table:table-row>
          </table:table-header-rows>
          <table:table-rows>
            <table:table-row>
              <table:table-cell office:value-type="float" office:value="101">
                <text:p>101</text:p>
                <draw:g>
                  <svg:desc>Лист1.E2:Лист1.E9</svg:desc>
                </draw:g>
              </table:table-cell>
              <table:table-cell office:value-type="float" office:value="0.6296875">
                <text:p>0.6296875</text:p>
                <draw:g>
                  <svg:desc>Лист1.F2:Лист1.F9</svg:desc>
                </draw:g>
              </table:table-cell>
              <table:table-cell office:value-type="float" office:value="0.653125">
                <text:p>0.653125</text:p>
                <draw:g>
                  <svg:desc>Лист1.G2:Лист1.G9</svg:desc>
                </draw:g>
              </table:table-cell>
              <table:table-cell office:value-type="float" office:value="0.521875">
                <text:p>0.521875</text:p>
                <draw:g>
                  <svg:desc>Лист1.H2:Лист1.H9</svg:desc>
                </draw:g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4.8421875">
                <text:p>4.8421875</text:p>
              </table:table-cell>
              <table:table-cell office:value-type="float" office:value="4.925">
                <text:p>4.925</text:p>
              </table:table-cell>
              <table:table-cell office:value-type="float" office:value="3.940625">
                <text:p>3.940625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4.7328125">
                <text:p>14.7328125</text:p>
              </table:table-cell>
              <table:table-cell office:value-type="float" office:value="16.9546875">
                <text:p>16.9546875</text:p>
              </table:table-cell>
              <table:table-cell office:value-type="float" office:value="11.8671875">
                <text:p>11.8671875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31.7203125">
                <text:p>31.7203125</text:p>
              </table:table-cell>
              <table:table-cell office:value-type="float" office:value="39.95625">
                <text:p>39.95625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64.1140625">
                <text:p>64.1140625</text:p>
              </table:table-cell>
              <table:table-cell office:value-type="float" office:value="91.05625">
                <text:p>91.05625</text:p>
              </table:table-cell>
              <table:table-cell office:value-type="float" office:value="53.9578125">
                <text:p>53.9578125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14.59375">
                <text:p>114.59375</text:p>
              </table:table-cell>
              <table:table-cell office:value-type="float" office:value="120.5640625">
                <text:p>120.5640625</text:p>
              </table:table-cell>
              <table:table-cell office:value-type="float" office:value="90.0203125">
                <text:p>90.0203125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75.5734375">
                <text:p>175.5734375</text:p>
              </table:table-cell>
              <table:table-cell office:value-type="float" office:value="192.4625">
                <text:p>192.4625</text:p>
              </table:table-cell>
              <table:table-cell office:value-type="float" office:value="143.40625">
                <text:p>143.40625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266.109375">
                <text:p>266.109375</text:p>
              </table:table-cell>
              <table:table-cell office:value-type="float" office:value="289.2234375">
                <text:p>289.2234375</text:p>
              </table:table-cell>
              <table:table-cell office:value-type="float" office:value="214.971875">
                <text:p>214.971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